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11">[charttype:orgchart]</text:span><text:span text:style-name="T7">[orientation:horizontal]</text:span></text:p>
      <text:list xml:id="list37460346" text:style-name="L1">
        <text:list-item>
          <text:p text:style-name="P5">Definintions </text:p>
          <text:list>
            <text:list-item>
              <text:p text:style-name="P5">Individual Registration Process [definition: The Individual registration process (IRP) is required step to for all interactions wiith the State Historic Preservation Office (SHPO). <text:s/>Each individual must register to gain access to applications and in some cases protected Archaeology site data.]</text:p>
            </text:list-item>
            <text:list-item>
              <text:p text:style-name="P5">National Register of Historic Places Nomination Process [definition:]</text:p>
            </text:list-item>
            <text:list-item>
              <text:p text:style-name="P5">Escalation process [definition: An escalation process sets a time limit for a worker to complete a task. <text:s/>If the time reaches 50 percent of the time then a reminder is sent to the worker. If the time reached 75 of the time then the manager is notified. <text:s/>If the time reaches 100 percent of the time then the requestor is notified. ]</text:p>
            </text:list-item>
            <text:list-item>
              <text:p text:style-name="P5">Managed Assignments [definition: Managed assignment require a manager to intervene and manually assign a task to a worker as the tasks present themselves.]</text:p>
            </text:list-item>
            <text:list-item>
              <text:p text:style-name="P5">Minimally Managed Assignments [definition: Unmanaged assignments require a manager to assign an operational task to a worker and a backup worker. <text:s/>The assignments are then monitored and have an escalation process.]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8H18M49S</meta:editing-duration>
    <meta:editing-cycles>678</meta:editing-cycles>
    <meta:generator>OpenOffice.org/3.3$Win32 OpenOffice.org_project/330m20$Build-9567</meta:generator>
    <dc:date>2011-11-29T17:32:42.87</dc:date>
    <dc:creator>James Wilfong</dc:creator>
    <meta:document-statistic meta:table-count="0" meta:image-count="0" meta:object-count="0" meta:page-count="1" meta:paragraph-count="7" meta:word-count="174" meta:character-count="1168"/>
    <meta:user-defined meta:name="Info 1"/>
    <meta:user-defined meta:name="Info 2"/>
    <meta:user-defined meta:name="Info 3"/>
    <meta:user-defined meta:name="Info 4"/>
  </office:meta>
</office:document-meta>
</file>